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edConnectionImpl.prepareStatement( String sql , int resultSetType , int resultSetConcurrenc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oledConnectionImpl.passiv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tmtKey.equals( Object tha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oledConnectionImpl.addConnectionEventListener( Connection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edConnectionImpl.normalize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Impl.assert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edConnectionImpl.notify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tmtKe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Impl.prepareStatement( String sq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oledConnectionImpl.createKey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Impl.removeConnectionEventListener( Connection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tmt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edConnectionImpl.createKey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edConnectionImpl.fin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oledConnectionImpl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StmtKey.PStmtKey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Impl.PooledConnectionImpl( Connection connection , KeyedObjectPool 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oledConnectionImpl.getConn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tmtKey.PStmtKey( String sql , int resultSetType , int resultSetConcur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oledConnectionImpl.valid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edConnectionImpl.destroyObject( Object key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oledConnectionImpl.makeObject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ooledConnectionImpl.activateObject( Object key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